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D0000004D1103BAF76E7E4579.png" manifest:media-type="image/png"/>
  <manifest:file-entry manifest:full-path="Pictures/100008FF000007EA000007EA6B7CE8F4FD739CF6.svg" manifest:media-type="image/svg+xml"/>
  <manifest:file-entry manifest:full-path="Pictures/100002010000004D0000004D44B8E6AA37F0A98A.png" manifest:media-type="image/png"/>
  <manifest:file-entry manifest:full-path="Pictures/100008FF000007EA000007EA6FDBB86599A6F3FB.svg" manifest:media-type="image/svg+xml"/>
  <manifest:file-entry manifest:full-path="Pictures/100002010000004D0000004D31EC27C400B47498.png" manifest:media-type="image/png"/>
  <manifest:file-entry manifest:full-path="Pictures/100008FF000007EA000007EA089A070B9C64DAF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025cm" svg:height="2.025cm" svg:x="13.838cm" svg:y="3cm">
          <draw:image xlink:href="Pictures/100008FF000007EA000007EA089A070B9C64DAF4.svg" xlink:type="simple" xlink:show="embed" xlink:actuate="onLoad" draw:mime-type="image/svg+xml">
            <text:p/>
          </draw:image>
          <draw:image xlink:href="Pictures/100002010000004D0000004D31EC27C400B47498.png" xlink:type="simple" xlink:show="embed" xlink:actuate="onLoad" draw:mime-type="image/png"/>
        </draw:frame>
        <draw:frame draw:style-name="gr1" draw:text-style-name="P1" draw:layer="layout" svg:width="2.025cm" svg:height="2.025cm" svg:x="13.838cm" svg:y="10cm">
          <draw:image xlink:href="Pictures/100008FF000007EA000007EA6FDBB86599A6F3FB.svg" xlink:type="simple" xlink:show="embed" xlink:actuate="onLoad" draw:mime-type="image/svg+xml">
            <text:p/>
          </draw:image>
          <draw:image xlink:href="Pictures/100002010000004D0000004D44B8E6AA37F0A98A.png" xlink:type="simple" xlink:show="embed" xlink:actuate="onLoad" draw:mime-type="image/png"/>
        </draw:frame>
        <draw:frame draw:style-name="gr1" draw:text-style-name="P1" draw:layer="layout" svg:width="2.025cm" svg:height="2.025cm" svg:x="13.838cm" svg:y="17cm">
          <draw:image xlink:href="Pictures/100008FF000007EA000007EA6B7CE8F4FD739CF6.svg" xlink:type="simple" xlink:show="embed" xlink:actuate="onLoad" draw:mime-type="image/svg+xml">
            <text:p/>
          </draw:image>
          <draw:image xlink:href="Pictures/100002010000004D0000004D1103BAF76E7E4579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4T16:55:07.843026163</meta:creation-date>
    <dc:date>2021-04-04T16:56:50.816413798</dc:date>
    <meta:editing-duration>PT1M43S</meta:editing-duration>
    <meta:editing-cycles>1</meta:editing-cycles>
    <meta:document-statistic meta:object-count="3"/>
    <meta:generator>LibreOffice/7.0.3.1$Linux_X86_64 LibreOffice_project/00$Build-1</meta:generator>
  </office:meta>
</office:document-meta>
</file>